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1"><text:span text:style-name="T1">then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4.863cm" svg:x2="12.6cm" svg:y2="13.618cm" draw:start-shape="id34" draw:start-glue-point="11" draw:end-shape="id28" draw:end-glue-point="3" svg:d="m5441 14863h3712v-1245h3447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401cm" svg:y="22.137cm">
          <draw:text-box>
            <text:p>Помилка</text:p>
          </draw:text-box>
        </draw:frame>
        <draw:connector draw:style-name="gr4" draw:text-style-name="P2" draw:layer="layout" svg:x1="13.804cm" svg:y1="21.2cm" svg:x2="13.001cm" svg:y2="22.137cm" draw:start-shape="id39" draw:start-glue-point="8" draw:end-shape="id40" draw:end-glue-point="0" svg:d="m13804 21200v470h-803v467" svg:viewBox="0 0 8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step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601cm" svg:y2="22.618cm" draw:start-shape="id42" draw:start-glue-point="6" draw:end-shape="id40" svg:d="m18801 22600h-2100v18h-2100" svg:viewBox="0 0 42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to</text:span></text:p>
        </draw:connector>
        <draw:custom-shape draw:style-name="gr17" draw:text-style-name="P1" xml:id="id45" draw:id="id45" draw:layer="layout" svg:width="1.8cm" svg:height="1.8cm" svg:x="9.604cm" svg:y="24cm">
          <text:p text:style-name="P1">20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904cm" svg:y2="24.9cm" draw:start-shape="id43" draw:start-glue-point="3" draw:end-shape="id44" draw:end-glue-point="10" svg:d="m14701 24917h-397v-17h-400" svg:viewBox="0 0 798 18">
          <text:p/>
        </draw:connector>
        <draw:connector draw:style-name="gr4" draw:text-style-name="P2" draw:layer="layout" draw:line-skew="0.632cm" svg:x1="10.504cm" svg:y1="24cm" svg:x2="11.201cm" svg:y2="22.618cm" draw:start-shape="id45" draw:start-glue-point="4" draw:end-shape="id46" draw:end-glue-point="3" svg:d="m10504 24000v-1400h697v18" svg:viewBox="0 0 698 1401">
          <text:p/>
        </draw:connector>
        <draw:g xml:id="id47" draw:id="id47">
          <draw:frame draw:style-name="gr6" draw:text-style-name="P6" draw:layer="layout" svg:width="0.9cm" svg:height="1.322cm" svg:x="4.704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704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304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9.604cm" svg:y1="24.9cm" svg:x2="8.804cm" svg:y2="24.917cm" draw:start-shape="id45" draw:start-glue-point="6" draw:end-shape="id47" draw:end-glue-point="1" svg:d="m9604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2.304cm" svg:y="2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704cm" svg:y1="24.917cm" svg:x2="4.104cm" svg:y2="24.9cm" draw:start-shape="id47" draw:start-glue-point="3" draw:end-shape="id48" draw:end-glue-point="10" svg:d="m4704 24917h-299v-17h-301" svg:viewBox="0 0 601 18">
          <text:p/>
        </draw:connector>
        <draw:connector draw:style-name="gr4" draw:text-style-name="P2" draw:layer="layout" draw:line-skew="-0.459cm" svg:x1="3.204cm" svg:y1="24cm" svg:x2="11.201cm" svg:y2="22.618cm" draw:start-shape="id48" draw:start-glue-point="4" svg:d="m3204 24000v-1400h7997v18" svg:viewBox="0 0 7998 1401">
          <text:p/>
        </draw:connector>
        <draw:custom-shape draw:style-name="gr17" draw:text-style-name="P1" xml:id="id49" draw:id="id49" draw:layer="layout" svg:width="1.8cm" svg:height="1.8cm" svg:x="2.304cm" svg:y="26.6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04cm" svg:y1="25.8cm" svg:x2="3.204cm" svg:y2="26.6cm" draw:start-shape="id48" draw:start-glue-point="8" draw:end-shape="id49" draw:end-glue-point="4" svg:d="m3204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4.104cm" svg:y1="27.5cm" svg:x2="6.404cm" svg:y2="27.477cm" draw:start-shape="id49" draw:start-glue-point="10" draw:end-shape="id50" draw:end-glue-point="3" svg:d="m4104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xml:id="id46" draw:id="id46" draw:layer="layout" svg:x1="2.304cm" svg:y1="27.5cm" svg:x2="11.201cm" svg:y2="22.618cm" draw:start-shape="id49" draw:start-glue-point="6" svg:d="m2304 27500h-501v-4882h9398" svg:viewBox="0 0 9399 4883">
          <text:p/>
        </draw:connector>
        <draw:line draw:style-name="gr4" draw:text-style-name="P2" draw:layer="layout" svg:x1="3.204cm" svg:y1="24cm" svg:x2="3.204cm" svg:y2="22.6cm">
          <text:p/>
        </draw:line>
        <draw:frame draw:style-name="gr11" draw:text-style-name="P3" xml:id="id50" draw:id="id50" draw:layer="layout" svg:width="2.2cm" svg:height="0.954cm" svg:x="6.404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2.9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0.3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1.707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51" draw:start-glue-point="10" draw:end-shape="id52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51" draw:start-glue-point="8" svg:d="m6003 9101v510h12000v7" svg:viewBox="0 0 12001 518">
          <text:p/>
        </draw:connector>
        <draw:frame draw:style-name="gr11" draw:text-style-name="P3" xml:id="id54" draw:id="id54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3" draw:start-glue-point="10" draw:end-shape="id54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3" draw:start-glue-point="9" svg:d="m12740 8837h3014v781h2249" svg:viewBox="0 0 5264 782">
          <text:p/>
        </draw:connector>
        <draw:custom-shape draw:style-name="gr22" draw:text-style-name="P1" xml:id="id51" draw:id="id51" draw:layer="layout" svg:width="1.8cm" svg:height="1.8cm" svg:x="5.103cm" svg:y="7.301cm">
          <text:p text:style-name="P1">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2" draw:id="id52" draw:layer="layout" svg:width="1.8cm" svg:height="1.8cm" svg:x="8.203cm" svg:y="7.3cm">
          <text:p text:style-name="P1">10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3" draw:id="id53" draw:layer="layout" svg:width="1.8cm" svg:height="1.8cm" svg:x="11.203cm" svg:y="7.3cm">
          <text:p text:style-name="P1">1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2" draw:start-glue-point="10" draw:end-shape="id53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3" draw:start-glue-point="4" draw:end-shape="id52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51" svg:d="m2504 2800h1300v5401h1299" svg:viewBox="0 0 2600 5402">
          <text:p/>
        </draw:connector>
        <draw:custom-shape draw:style-name="gr17" draw:text-style-name="P1" xml:id="id44" draw:id="id44" draw:layer="layout" svg:width="1.8cm" svg:height="1.8cm" svg:x="12.104cm" svg:y="24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svg:x1="12.104cm" svg:y1="24.9cm" svg:x2="11.404cm" svg:y2="24.9cm" draw:start-shape="id44" draw:start-glue-point="6" draw:end-shape="id45" draw:end-glue-point="10" svg:d="m12104 24900h-700" svg:viewBox="0 0 701 1">
          <text:p text:style-name="P1"><text:span text:style-name="T5">do</text:span></text:p>
          <text:p text:style-name="P1"><text:span text:style-name="T5"/></text:p>
          <text:p text:style-name="P1"><text:span text:style-name="T5"/></text:p>
        </draw:connector>
        <draw:connector draw:style-name="gr4" draw:text-style-name="P1" draw:layer="layout" svg:x1="13.004cm" svg:y1="24cm" svg:x2="13.001cm" svg:y2="23.1cm" draw:start-shape="id44" draw:start-glue-point="4" draw:end-shape="id40" draw:end-glue-point="2" svg:d="m13004 24000v-450h-3v-450" svg:viewBox="0 0 4 901">
          <text:p/>
        </draw:connector>
        <draw:frame draw:style-name="gr10" draw:layer="layout" svg:width="0.849cm" svg:height="0.972cm" svg:x="12.959cm" svg:y="23.1cm">
          <draw:text-box>
            <text:p><text:span text:style-name="T2">≠</text:span></text:p>
          </draw:text-box>
        </draw:frame>
        <draw:frame draw:style-name="gr11" draw:text-style-name="P3" xml:id="id55" draw:id="id55" draw:layer="layout" svg:width="2.2cm" svg:height="0.954cm" svg:x="18.304cm" svg:y="18.5cm">
          <draw:text-box>
            <text:p>Вихід</text:p>
          </draw:text-box>
        </draw:frame>
        <draw:connector draw:style-name="gr2" draw:text-style-name="P9" draw:layer="layout" svg:x1="19.937cm" svg:y1="16.837cm" svg:x2="19.404cm" svg:y2="18.5cm" draw:start-shape="id30" draw:start-glue-point="9" draw:end-shape="id55" svg:d="m19937 16837v964h-533v699" svg:viewBox="0 0 534 1664">
          <text:p text:style-name="P1"><text:span text:style-name="T6"><text:s text:c="9"/></text:span></text:p>
          <text:p text:style-name="P1"><text:span text:style-name="T6"><text:s text:c="9"/></text:span><text:span text:style-name="T6">endif</text:span></text:p>
        </draw:connector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6" draw:start-glue-point="10" draw:end-shape="id57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6" draw:id="id56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1" draw:id="id61" draw:layer="layout" svg:width="2.2cm" svg:height="0.954cm" svg:x="16.204cm" svg:y="13.437cm">
          <draw:text-box>
            <text:p>Вихід</text:p>
          </draw:text-box>
        </draw:frame>
        <draw:g xml:id="id58" draw:id="id58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6" draw:start-glue-point="8" draw:end-shape="id58" svg:d="m2000 14902v915h2800" svg:viewBox="0 0 2801 916">
          <text:p text:style-name="P1"><text:span text:style-name="T1">(</text:span></text:p>
        </draw:connector>
        <draw:custom-shape draw:style-name="gr24" draw:text-style-name="P1" xml:id="id59" draw:id="id59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8" draw:start-glue-point="1" draw:end-shape="id59" draw:end-glue-point="6" svg:d="m8900 15817h450v-17h450" svg:viewBox="0 0 901 18">
          <text:p/>
        </draw:connector>
        <draw:frame draw:style-name="gr12" draw:text-style-name="P3" xml:id="id60" draw:id="id60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6" draw:start-glue-point="8" draw:end-shape="id60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9" draw:start-glue-point="8" draw:end-shape="id60" draw:end-glue-point="1" svg:d="m10700 16700v918h-2400" svg:viewBox="0 0 2401 919">
          <text:p/>
        </draw:connector>
        <draw:custom-shape draw:style-name="gr24" draw:text-style-name="P1" xml:id="id57" draw:id="id57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7" draw:start-glue-point="10" draw:end-shape="id61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9" draw:start-glue-point="10" draw:end-shape="id57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7" draw:start-glue-point="4" draw:end-shape="id56" draw:end-glue-point="4" svg:d="m14304 13100v-501h-12304v503" svg:viewBox="0 0 12305 504">
          <text:p text:style-name="P4"><text:span text:style-name="T1">+ - * / ^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62" draw:id="id62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70" draw:id="id70" draw:layer="layout" svg:width="2.2cm" svg:height="0.954cm" svg:x="18.304cm" svg:y="22.7cm">
          <draw:text-box>
            <text:p>Вихід</text:p>
          </draw:text-box>
        </draw:frame>
        <draw:g xml:id="id63" draw:id="id63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62" draw:start-glue-point="10" draw:end-shape="id63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4" draw:id="id64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3" draw:start-glue-point="1" draw:end-shape="id64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4" draw:start-glue-point="10" draw:end-shape="id65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6" draw:id="id66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4" draw:start-glue-point="8" draw:end-shape="id66" draw:end-glue-point="1" svg:d="m11300 24100v1081h-696" svg:viewBox="0 0 697 1082">
          <text:p/>
        </draw:connector>
        <draw:connector draw:style-name="gr2" draw:text-style-name="P10" draw:layer="layout" draw:type="curve" svg:x1="1.467cm" svg:y1="22.563cm" svg:x2="1.467cm" svg:y2="23.837cm" draw:start-shape="id62" draw:start-glue-point="5" draw:end-shape="id62" draw:end-glue-point="7" svg:d="m1467 22563c-1146 0-1146 1274 0 1274" svg:viewBox="0 0 860 1275">
          <text:p text:style-name="P1"><text:span text:style-name="T7">! <text:s/></text:span></text:p>
        </draw:connector>
        <draw:g xml:id="id67" draw:id="id67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62" draw:start-glue-point="8" draw:end-shape="id67" draw:end-glue-point="0" svg:d="m2104 24100v1001h-50v999" svg:viewBox="0 0 51 2001">
          <text:p/>
        </draw:connector>
        <draw:custom-shape draw:style-name="gr25" draw:text-style-name="P1" xml:id="id68" draw:id="id68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7" draw:start-glue-point="1" draw:end-shape="id68" draw:end-glue-point="6" svg:d="m4104 26782h800v18h800" svg:viewBox="0 0 1601 19">
          <text:p/>
        </draw:connector>
        <draw:g xml:id="id69" draw:id="id69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8" draw:start-glue-point="10" draw:end-shape="id69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9" draw:start-glue-point="1" draw:end-shape="id65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8" draw:start-glue-point="4" draw:end-shape="id66" draw:end-glue-point="3" svg:d="m6604 25900v-719h800" svg:viewBox="0 0 801 720">
          <text:p/>
        </draw:connector>
        <draw:custom-shape draw:style-name="gr25" draw:text-style-name="P1" xml:id="id65" draw:id="id65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5" draw:start-glue-point="4" draw:end-shape="id62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65" draw:start-glue-point="10" draw:end-shape="id70" draw:end-glue-point="3" svg:d="m17404 23200h451v-19h449" svg:viewBox="0 0 901 20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71" draw:id="id71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72" draw:id="id72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71" draw:start-glue-point="10" draw:end-shape="id72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3" draw:id="id73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71" draw:start-glue-point="8" draw:end-shape="id73" draw:end-glue-point="0" svg:d="m2900 5715v451h-50v449" svg:viewBox="0 0 51 901">
          <text:p/>
        </draw:connector>
        <draw:frame draw:style-name="gr11" draw:text-style-name="P3" xml:id="id75" draw:id="id75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7" draw:id="id77" draw:layer="layout" svg:width="3.2cm" svg:height="0.963cm" svg:x="11.304cm" svg:y="1.838cm">
          <draw:text-box>
            <text:p>Помилка</text:p>
          </draw:text-box>
        </draw:frame>
        <draw:g xml:id="id78" draw:id="id78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4" draw:id="id74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4" draw:start-glue-point="10" draw:end-shape="id75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3" draw:start-glue-point="1" draw:end-shape="id74" draw:end-glue-point="6" svg:d="m4900 7297h352v4h352" svg:viewBox="0 0 705 5">
          <text:p/>
        </draw:connector>
        <draw:custom-shape draw:style-name="gr26" draw:text-style-name="P1" xml:id="id76" draw:id="id76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72" draw:start-glue-point="9" draw:end-shape="id76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6" draw:start-glue-point="6" draw:end-shape="id75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72" draw:start-glue-point="4" draw:end-shape="id77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6" draw:start-glue-point="4" draw:end-shape="id78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8" draw:start-glue-point="3" draw:end-shape="id72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3-28T11:12:50</dc:date>
    <meta:editing-duration>P1DT12H27M56S</meta:editing-duration>
    <meta:editing-cycles>102</meta:editing-cycles>
    <meta:generator>LibreOffice/3.5$Linux_x86 LibreOffice_project/350m1$Build-2</meta:generator>
    <dc:creator>Aleksey Bodnya</dc:creator>
    <meta:document-statistic meta:object-count="281"/>
  </office:meta>
</office:document-meta>
</file>